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hello-world<text:line-break/>Hello World repository for Git tutorial<text:line-break/>This is an example repository for the Git tutoial on https://www.w3schools.com<text:line-break/><text:line-break/>This repository is built step by step in the tutorial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15:11:54.288000000</meta:creation-date>
    <dc:date>2023-12-29T15:13:25.046000000</dc:date>
    <meta:editing-duration>PT1M30S</meta:editing-duration>
    <meta:editing-cycles>1</meta:editing-cycles>
    <meta:document-statistic meta:table-count="0" meta:image-count="0" meta:object-count="0" meta:page-count="1" meta:paragraph-count="1" meta:word-count="29" meta:character-count="189" meta:non-whitespace-character-count="159"/>
    <meta:generator>LibreOffice/7.6.2.1$Windows_X86_64 LibreOffice_project/56f7684011345957bbf33a7ee678afaf4d2ba333</meta:generator>
  </office:meta>
</office:document-meta>
</file>